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2" style:family="graphic" style:parent-style-name="objectwithoutfill">
      <style:graphic-properties draw:marker-start="Arrowheads_20_49" draw:marker-start-width="0.3cm" draw:marker-end="Arrowheads_20_50" draw:marker-end-width="0.3cm" draw:fill="gradient" draw:textarea-vertical-align="middle"/>
    </style:style>
    <style:style style:name="gr3" style:family="graphic" style:parent-style-name="objectwithoutfill">
      <style:graphic-properties draw:marker-start="Arrowheads_20_51" draw:marker-start-width="0.3cm" draw:marker-end="Arrowheads_20_52" draw:marker-end-width="0.3cm" draw:fill="gradient" draw:textarea-vertical-align="middle"/>
    </style:style>
    <style:style style:name="gr4" style:family="graphic" style:parent-style-name="objectwithoutfill">
      <style:graphic-properties draw:marker-start="Arrowheads_20_53" draw:marker-start-width="0.3cm" draw:marker-end="Arrowheads_20_54" draw:marker-end-width="0.3cm" draw:fill="gradient" draw:textarea-vertical-align="middle"/>
    </style:style>
    <style:style style:name="gr5" style:family="graphic" style:parent-style-name="objectwithoutfill">
      <style:graphic-properties draw:marker-start="Arrowheads_20_55" draw:marker-start-width="0.3cm" draw:marker-end="Arrowheads_20_56" draw:marker-end-width="0.3cm" draw:fill="gradient" draw:textarea-vertical-align="middle"/>
    </style:style>
    <style:style style:name="gr6" style:family="graphic" style:parent-style-name="objectwithoutfill">
      <style:graphic-properties draw:marker-start="Arrowheads_20_57" draw:marker-start-width="0.3cm" draw:marker-end="Arrowheads_20_58" draw:marker-end-width="0.3cm" draw:fill="gradient" draw:textarea-vertical-align="middle"/>
    </style:style>
    <style:style style:name="gr7" style:family="graphic" style:parent-style-name="objectwithoutfill">
      <style:graphic-properties draw:marker-start="Arrowheads_20_59" draw:marker-start-width="0.3cm" draw:marker-end="Arrowheads_20_60" draw:marker-end-width="0.3cm" draw:fill="gradient" draw:textarea-vertical-align="middle"/>
    </style:style>
    <style:style style:name="gr8" style:family="graphic" style:parent-style-name="objectwithoutfill">
      <style:graphic-properties draw:marker-start="Arrowheads_20_61" draw:marker-start-width="0.3cm" draw:marker-end="Arrowheads_20_62" draw:marker-end-width="0.3cm" draw:fill="gradient" draw:textarea-vertical-align="middle"/>
    </style:style>
    <style:style style:name="gr9" style:family="graphic" style:parent-style-name="objectwithoutfill">
      <style:graphic-properties draw:stroke="dash" draw:stroke-dash="Long_20_Dash" svg:stroke-width="0cm" draw:marker-start-width="0.203cm" draw:marker-end-width="0.203cm" draw:fill="gradient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1" style:family="graphic" style:parent-style-name="objectwithoutfill">
      <style:graphic-properties draw:marker-start="Arrowheads_20_63" draw:marker-start-width="0.3cm" draw:marker-end="Arrowheads_20_64" draw:marker-end-width="0.3cm" draw:fill="gradient" draw:textarea-vertical-align="middle"/>
    </style:style>
    <style:style style:name="gr12" style:family="graphic" style:parent-style-name="objectwithoutfill">
      <style:graphic-properties draw:marker-end="Arrow" draw:marker-end-width="0.3cm" draw:fill="gradient" draw:textarea-vertical-align="middle"/>
    </style:style>
    <style:style style:name="gr13" style:family="graphic" style:parent-style-name="standard" style:list-style-name="L1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14" style:family="graphic" style:parent-style-name="standard" style:list-style-name="L1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15" style:family="graphic" style:parent-style-name="standard" style:list-style-name="L1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16" style:family="graphic" style:parent-style-name="standard" style:list-style-name="L1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17" style:family="graphic" style:parent-style-name="objectwithoutfill">
      <style:graphic-properties draw:marker-end="Arrow" draw:marker-end-width="0.3cm" draw:fill="gradient"/>
    </style:style>
    <style:style style:name="gr18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54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758cm"/>
      <style:paragraph-properties style:writing-mode="lr-tb"/>
    </style:style>
    <style:style style:name="P1" style:family="paragraph">
      <style:paragraph-properties fo:text-align="center" style:writing-mode="lr-tb"/>
      <style:text-properties fo:font-size="11pt" fo:font-weight="normal" style:font-size-asian="18pt" style:font-size-complex="18pt"/>
    </style:style>
    <style:style style:name="P2" style:family="paragraph">
      <loext:graphic-properties draw:fill="gradient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P4" style:family="paragraph">
      <loext:graphic-properties draw:fill="gradient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normal" style:font-size-asian="18pt" style:font-size-complex="18pt"/>
    </style:style>
    <style:style style:name="P6" style:family="paragraph">
      <style:paragraph-properties fo:text-align="start">
        <style:tab-stops/>
      </style:paragraph-properties>
    </style:style>
    <style:style style:name="P7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2pt" fo:font-weight="normal" style:font-size-asian="18pt" style:font-size-complex="18pt"/>
    </style:style>
    <style:style style:name="T1" style:family="text">
      <style:text-properties fo:font-size="12pt" fo:font-weight="normal" style:font-size-asian="18pt" style:font-size-complex="18pt"/>
    </style:style>
    <style:style style:name="T2" style:family="text">
      <style:text-properties style:font-name="Liberation Sans1" fo:font-size="12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aaa" draw:style-name="gr1" draw:text-style-name="P1" xml:id="id1" draw:id="id1" draw:layer="layout" svg:width="2.667cm" svg:height="1.651cm" svg:x="0.5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0" draw:style-name="gr1" draw:text-style-name="P1" xml:id="id3" draw:id="id3" draw:layer="layout" svg:width="2.667cm" svg:height="1.651cm" svg:x="5.6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1" draw:style-name="gr1" draw:text-style-name="P1" xml:id="id5" draw:id="id5" draw:layer="layout" svg:width="2.667cm" svg:height="1.651cm" svg:x="15.6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2" draw:style-name="gr1" draw:text-style-name="P1" xml:id="id6" draw:id="id6" draw:layer="layout" svg:width="2.667cm" svg:height="1.651cm" svg:x="10.6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.93cm" svg:y1="7.966cm" svg:x2="1.951cm" svg:y2="5.511cm" draw:start-shape="id1" draw:start-glue-point="0" draw:end-shape="id2" draw:end-glue-point="2" svg:d="M1930 7966l21-2455" svg:viewBox="0 0 22 2456">
          <text:p/>
        </draw:connector>
        <draw:connector draw:style-name="gr3" draw:text-style-name="P2" draw:layer="layout" draw:type="line" svg:x1="3.285cm" svg:y1="4.685cm" svg:x2="5.618cm" svg:y2="4.685cm" draw:start-shape="id2" draw:start-glue-point="1" draw:end-shape="id3" draw:end-glue-point="3" svg:d="M3285 4685h2333" svg:viewBox="0 0 2334 1">
          <text:p/>
        </draw:connector>
        <draw:connector draw:style-name="gr4" draw:text-style-name="P2" draw:layer="layout" draw:type="line" svg:x1="8.285cm" svg:y1="4.685cm" svg:x2="10.618cm" svg:y2="4.685cm" draw:start-shape="id3" draw:start-glue-point="1" draw:end-shape="id4" draw:end-glue-point="3" svg:d="M8285 4685h2333" svg:viewBox="0 0 2334 1">
          <text:p/>
        </draw:connector>
        <draw:connector draw:style-name="gr5" draw:text-style-name="P2" draw:layer="layout" draw:type="line" svg:x1="13.285cm" svg:y1="4.685cm" svg:x2="15.618cm" svg:y2="4.685cm" draw:start-shape="id4" draw:start-glue-point="1" draw:end-shape="id5" draw:end-glue-point="3" svg:d="M13285 4685h2333" svg:viewBox="0 0 2334 1">
          <text:p/>
        </draw:connector>
        <draw:connector draw:style-name="gr6" draw:text-style-name="P2" draw:layer="layout" draw:type="line" svg:x1="11.951cm" svg:y1="5.511cm" svg:x2="11.951cm" svg:y2="7.96cm" draw:start-shape="id4" draw:start-glue-point="2" draw:end-shape="id6" draw:end-glue-point="0" svg:d="M11951 5511v2449" svg:viewBox="0 0 1 2450">
          <text:p/>
        </draw:connector>
        <draw:connector draw:style-name="gr7" draw:text-style-name="P2" draw:layer="layout" draw:type="line" svg:x1="6.951cm" svg:y1="5.511cm" svg:x2="10.618cm" svg:y2="8.785cm" draw:start-shape="id3" draw:start-glue-point="2" draw:end-shape="id6" draw:end-glue-point="3" svg:d="M6951 5511l3667 3274" svg:viewBox="0 0 3668 3275">
          <text:p/>
        </draw:connector>
        <draw:connector draw:style-name="gr8" draw:text-style-name="P2" draw:layer="layout" draw:type="line" svg:x1="16.951cm" svg:y1="5.511cm" svg:x2="13.285cm" svg:y2="8.785cm" draw:start-shape="id5" draw:start-glue-point="2" draw:end-shape="id6" draw:end-glue-point="1" svg:d="M16951 5511l-3666 3274" svg:viewBox="0 0 3667 3275">
          <text:p/>
        </draw:connector>
        <draw:line draw:style-name="gr9" draw:text-style-name="P2" draw:layer="layout" svg:x1="4.463cm" svg:y1="2.27cm" svg:x2="4.463cm" svg:y2="9.889cm">
          <text:p/>
        </draw:line>
        <draw:frame draw:style-name="gr10" draw:text-style-name="P3" draw:layer="layout" svg:width="2.101cm" svg:height="0.725cm" svg:x="0.893cm" svg:y="2.088cm">
          <draw:text-box>
            <text:p><text:span text:style-name="T1">Foo 1..n</text:span></text:p>
          </draw:text-box>
        </draw:frame>
        <draw:frame draw:style-name="gr10" draw:text-style-name="P3" draw:layer="layout" svg:width="1.241cm" svg:height="0.725cm" svg:x="11.293cm" svg:y="2.089cm">
          <draw:text-box>
            <text:p><text:span text:style-name="T1">Bar</text:span></text:p>
          </draw:text-box>
        </draw:frame>
        <draw:connector draw:style-name="gr11" draw:text-style-name="P2" draw:layer="layout" draw:type="line" svg:x1="3.264cm" svg:y1="8.791cm" svg:x2="6.951cm" svg:y2="5.511cm" draw:start-shape="id1" draw:start-glue-point="1" draw:end-shape="id3" draw:end-glue-point="2" svg:d="M3264 8791l3687-3280" svg:viewBox="0 0 3688 3281">
          <text:p/>
        </draw:connector>
        <draw:line draw:style-name="gr12" draw:text-style-name="P4" draw:layer="layout" svg:x1="9.028cm" svg:y1="1.624cm" svg:x2="4.837cm" svg:y2="1.624cm">
          <text:p/>
        </draw:line>
        <draw:frame draw:style-name="gr10" draw:text-style-name="P3" draw:layer="layout" svg:width="1.518cm" svg:height="0.725cm" svg:x="6.196cm" svg:y="0.906cm">
          <draw:text-box>
            <text:p><text:span text:style-name="T1">Trust</text:span></text:p>
          </draw:text-box>
        </draw:frame>
        <draw:custom-shape draw:name="aaa_ 1" draw:style-name="gr1" draw:text-style-name="P1" xml:id="id2" draw:id="id2" draw:layer="layout" svg:width="2.667cm" svg:height="1.651cm" svg:x="0.6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2" draw:style-name="gr1" draw:text-style-name="P1" xml:id="id4" draw:id="id4" draw:layer="layout" svg:width="2.667cm" svg:height="1.651cm" svg:x="10.6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name="aaa 1" draw:style-name="gr1" draw:text-style-name="P1" xml:id="id7" draw:id="id7" draw:layer="layout" svg:width="2.667cm" svg:height="1.651cm" svg:x="0.5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8" draw:style-name="gr1" draw:text-style-name="P1" xml:id="id9" draw:id="id9" draw:layer="layout" svg:width="2.667cm" svg:height="1.651cm" svg:x="5.6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9" draw:style-name="gr1" draw:text-style-name="P1" xml:id="id11" draw:id="id11" draw:layer="layout" svg:width="2.667cm" svg:height="1.651cm" svg:x="15.6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10" draw:style-name="gr1" draw:text-style-name="P1" xml:id="id12" draw:id="id12" draw:layer="layout" svg:width="2.667cm" svg:height="1.651cm" svg:x="10.6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.93cm" svg:y1="7.966cm" svg:x2="1.951cm" svg:y2="5.511cm" draw:start-shape="id7" draw:start-glue-point="0" draw:end-shape="id8" draw:end-glue-point="2" svg:d="M1930 7966l21-2455" svg:viewBox="0 0 22 2456">
          <text:p/>
        </draw:connector>
        <draw:connector draw:style-name="gr3" draw:text-style-name="P2" draw:layer="layout" draw:type="line" svg:x1="3.285cm" svg:y1="4.685cm" svg:x2="5.618cm" svg:y2="4.685cm" draw:start-shape="id8" draw:start-glue-point="1" draw:end-shape="id9" draw:end-glue-point="3" svg:d="M3285 4685h2333" svg:viewBox="0 0 2334 1">
          <text:p/>
        </draw:connector>
        <draw:connector draw:style-name="gr4" draw:text-style-name="P2" draw:layer="layout" draw:type="line" svg:x1="8.285cm" svg:y1="4.685cm" svg:x2="10.618cm" svg:y2="4.685cm" draw:start-shape="id9" draw:start-glue-point="1" draw:end-shape="id10" draw:end-glue-point="3" svg:d="M8285 4685h2333" svg:viewBox="0 0 2334 1">
          <text:p/>
        </draw:connector>
        <draw:connector draw:style-name="gr5" draw:text-style-name="P2" draw:layer="layout" draw:type="line" svg:x1="13.285cm" svg:y1="4.685cm" svg:x2="15.618cm" svg:y2="4.685cm" draw:start-shape="id10" draw:start-glue-point="1" draw:end-shape="id11" draw:end-glue-point="3" svg:d="M13285 4685h2333" svg:viewBox="0 0 2334 1">
          <text:p/>
        </draw:connector>
        <draw:connector draw:style-name="gr6" draw:text-style-name="P2" draw:layer="layout" draw:type="line" svg:x1="11.951cm" svg:y1="5.511cm" svg:x2="11.951cm" svg:y2="7.96cm" draw:start-shape="id10" draw:start-glue-point="2" draw:end-shape="id12" draw:end-glue-point="0" svg:d="M11951 5511v2449" svg:viewBox="0 0 1 2450">
          <text:p/>
        </draw:connector>
        <draw:connector draw:style-name="gr7" draw:text-style-name="P2" draw:layer="layout" draw:type="line" svg:x1="6.951cm" svg:y1="5.511cm" svg:x2="10.618cm" svg:y2="8.785cm" draw:start-shape="id9" draw:start-glue-point="2" draw:end-shape="id12" draw:end-glue-point="3" svg:d="M6951 5511l3667 3274" svg:viewBox="0 0 3668 3275">
          <text:p/>
        </draw:connector>
        <draw:connector draw:style-name="gr8" draw:text-style-name="P2" draw:layer="layout" draw:type="line" svg:x1="16.951cm" svg:y1="5.511cm" svg:x2="13.285cm" svg:y2="8.785cm" draw:start-shape="id11" draw:start-glue-point="2" draw:end-shape="id12" draw:end-glue-point="1" svg:d="M16951 5511l-3666 3274" svg:viewBox="0 0 3667 3275">
          <text:p/>
        </draw:connector>
        <draw:line draw:style-name="gr9" draw:text-style-name="P2" draw:layer="layout" svg:x1="9.463cm" svg:y1="2.27cm" svg:x2="9.463cm" svg:y2="9.889cm">
          <text:p/>
        </draw:line>
        <draw:frame draw:style-name="gr10" draw:text-style-name="P3" draw:layer="layout" svg:width="1.331cm" svg:height="0.725cm" svg:x="1.293cm" svg:y="2.088cm">
          <draw:text-box>
            <text:p><text:span text:style-name="T1">Foo</text:span></text:p>
          </draw:text-box>
        </draw:frame>
        <draw:frame draw:style-name="gr10" draw:text-style-name="P3" draw:layer="layout" svg:width="2.072cm" svg:height="0.725cm" svg:x="10.893cm" svg:y="2.089cm">
          <draw:text-box>
            <text:p><text:span text:style-name="T1">Bar 1..n</text:span></text:p>
          </draw:text-box>
        </draw:frame>
        <draw:connector draw:style-name="gr11" draw:text-style-name="P2" draw:layer="layout" draw:type="line" svg:x1="3.264cm" svg:y1="8.791cm" svg:x2="6.951cm" svg:y2="5.511cm" draw:start-shape="id7" draw:start-glue-point="1" draw:end-shape="id9" draw:end-glue-point="2" svg:d="M3264 8791l3687-3280" svg:viewBox="0 0 3688 3281">
          <text:p/>
        </draw:connector>
        <draw:line draw:style-name="gr12" draw:text-style-name="P4" draw:layer="layout" svg:x1="9.028cm" svg:y1="1.624cm" svg:x2="4.837cm" svg:y2="1.624cm">
          <text:p/>
        </draw:line>
        <draw:frame draw:style-name="gr10" draw:text-style-name="P3" draw:layer="layout" svg:width="1.518cm" svg:height="0.725cm" svg:x="6.196cm" svg:y="0.906cm">
          <draw:text-box>
            <text:p><text:span text:style-name="T1">Trust</text:span></text:p>
          </draw:text-box>
        </draw:frame>
        <draw:custom-shape draw:name="aaa_ 11" draw:style-name="gr13" draw:text-style-name="P5" xml:id="id8" draw:id="id8" draw:layer="layout" svg:width="2.667cm" svg:height="1.651cm" svg:x="0.6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12" draw:style-name="gr14" draw:text-style-name="P5" xml:id="id10" draw:id="id10" draw:layer="layout" svg:width="2.667cm" svg:height="1.651cm" svg:x="10.6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name="aaa 2" draw:style-name="gr1" draw:text-style-name="P1" xml:id="id13" draw:id="id13" draw:layer="layout" svg:width="2.667cm" svg:height="1.651cm" svg:x="0.5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13" draw:style-name="gr1" draw:text-style-name="P1" xml:id="id15" draw:id="id15" draw:layer="layout" svg:width="2.667cm" svg:height="1.651cm" svg:x="5.6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14" draw:style-name="gr1" draw:text-style-name="P1" xml:id="id17" draw:id="id17" draw:layer="layout" svg:width="2.667cm" svg:height="1.651cm" svg:x="15.6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15" draw:style-name="gr1" draw:text-style-name="P1" xml:id="id18" draw:id="id18" draw:layer="layout" svg:width="2.667cm" svg:height="1.651cm" svg:x="10.6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.93cm" svg:y1="7.966cm" svg:x2="1.951cm" svg:y2="5.511cm" draw:start-shape="id13" draw:start-glue-point="0" draw:end-shape="id14" draw:end-glue-point="2" svg:d="M1930 7966l21-2455" svg:viewBox="0 0 22 2456">
          <text:p/>
        </draw:connector>
        <draw:connector draw:style-name="gr3" draw:text-style-name="P2" draw:layer="layout" draw:type="line" svg:x1="3.285cm" svg:y1="4.685cm" svg:x2="5.618cm" svg:y2="4.685cm" draw:start-shape="id14" draw:start-glue-point="1" draw:end-shape="id15" draw:end-glue-point="3" svg:d="M3285 4685h2333" svg:viewBox="0 0 2334 1">
          <text:p/>
        </draw:connector>
        <draw:connector draw:style-name="gr4" draw:text-style-name="P2" draw:layer="layout" draw:type="line" svg:x1="8.285cm" svg:y1="4.685cm" svg:x2="10.618cm" svg:y2="4.685cm" draw:start-shape="id15" draw:start-glue-point="1" draw:end-shape="id16" draw:end-glue-point="3" svg:d="M8285 4685h2333" svg:viewBox="0 0 2334 1">
          <text:p/>
        </draw:connector>
        <draw:connector draw:style-name="gr5" draw:text-style-name="P2" draw:layer="layout" draw:type="line" svg:x1="13.285cm" svg:y1="4.685cm" svg:x2="15.618cm" svg:y2="4.685cm" draw:start-shape="id16" draw:start-glue-point="1" draw:end-shape="id17" draw:end-glue-point="3" svg:d="M13285 4685h2333" svg:viewBox="0 0 2334 1">
          <text:p/>
        </draw:connector>
        <draw:connector draw:style-name="gr6" draw:text-style-name="P2" draw:layer="layout" draw:type="line" svg:x1="11.951cm" svg:y1="5.511cm" svg:x2="11.951cm" svg:y2="7.96cm" draw:start-shape="id16" draw:start-glue-point="2" draw:end-shape="id18" draw:end-glue-point="0" svg:d="M11951 5511v2449" svg:viewBox="0 0 1 2450">
          <text:p/>
        </draw:connector>
        <draw:connector draw:style-name="gr7" draw:text-style-name="P2" draw:layer="layout" draw:type="line" svg:x1="6.951cm" svg:y1="5.511cm" svg:x2="10.618cm" svg:y2="8.785cm" draw:start-shape="id15" draw:start-glue-point="2" draw:end-shape="id18" draw:end-glue-point="3" svg:d="M6951 5511l3667 3274" svg:viewBox="0 0 3668 3275">
          <text:p/>
        </draw:connector>
        <draw:connector draw:style-name="gr8" draw:text-style-name="P2" draw:layer="layout" draw:type="line" svg:x1="16.951cm" svg:y1="5.511cm" svg:x2="13.285cm" svg:y2="8.785cm" draw:start-shape="id17" draw:start-glue-point="2" draw:end-shape="id18" draw:end-glue-point="1" svg:d="M16951 5511l-3666 3274" svg:viewBox="0 0 3667 3275">
          <text:p/>
        </draw:connector>
        <draw:line draw:style-name="gr9" draw:text-style-name="P2" draw:layer="layout" svg:x1="4.463cm" svg:y1="2.27cm" svg:x2="4.463cm" svg:y2="9.889cm">
          <text:p/>
        </draw:line>
        <draw:frame draw:style-name="gr10" draw:text-style-name="P3" draw:layer="layout" svg:width="2.101cm" svg:height="0.725cm" svg:x="0.893cm" svg:y="2.088cm">
          <draw:text-box>
            <text:p><text:span text:style-name="T1">Foo 1..n</text:span></text:p>
          </draw:text-box>
        </draw:frame>
        <draw:frame draw:style-name="gr10" draw:text-style-name="P3" draw:layer="layout" svg:width="2.072cm" svg:height="0.725cm" svg:x="10.893cm" svg:y="2.089cm">
          <draw:text-box>
            <text:p><text:span text:style-name="T1">Bar 1..n</text:span></text:p>
          </draw:text-box>
        </draw:frame>
        <draw:connector draw:style-name="gr11" draw:text-style-name="P2" draw:layer="layout" draw:type="line" svg:x1="3.264cm" svg:y1="8.791cm" svg:x2="6.951cm" svg:y2="5.511cm" draw:start-shape="id13" draw:start-glue-point="1" draw:end-shape="id15" draw:end-glue-point="2" svg:d="M3264 8791l3687-3280" svg:viewBox="0 0 3688 3281">
          <text:p/>
        </draw:connector>
        <draw:line draw:style-name="gr12" draw:text-style-name="P4" draw:layer="layout" svg:x1="9.028cm" svg:y1="1.624cm" svg:x2="4.837cm" svg:y2="1.624cm">
          <text:p/>
        </draw:line>
        <draw:frame draw:style-name="gr10" draw:text-style-name="P3" draw:layer="layout" svg:width="1.518cm" svg:height="0.725cm" svg:x="6.196cm" svg:y="0.906cm">
          <draw:text-box>
            <text:p><text:span text:style-name="T1">Trust</text:span></text:p>
          </draw:text-box>
        </draw:frame>
        <draw:custom-shape draw:name="aaa_ 16" draw:style-name="gr15" draw:text-style-name="P5" xml:id="id14" draw:id="id14" draw:layer="layout" svg:width="2.667cm" svg:height="1.651cm" svg:x="0.6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17" draw:style-name="gr16" draw:text-style-name="P5" xml:id="id16" draw:id="id16" draw:layer="layout" svg:width="2.667cm" svg:height="1.651cm" svg:x="10.6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9.463cm" svg:y1="2.271cm" svg:x2="9.463cm" svg:y2="9.89cm">
          <text:p/>
        </draw:line>
        <draw:frame draw:style-name="gr10" draw:text-style-name="P3" draw:layer="layout" svg:width="2.55cm" svg:height="0.725cm" svg:x="5.793cm" svg:y="2.09cm">
          <draw:text-box>
            <text:p><text:span text:style-name="T1">Third party</text:span></text:p>
          </draw:text-box>
        </draw:frame>
      </draw:page>
      <draw:page draw:name="page4" draw:style-name="dp1" draw:master-page-name="Default">
        <draw:custom-shape draw:name="aaa 3" draw:style-name="gr1" draw:text-style-name="P1" xml:id="id23" draw:id="id23" draw:layer="layout" svg:width="2.667cm" svg:height="1.651cm" svg:x="1.8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18" draw:style-name="gr1" draw:text-style-name="P1" xml:id="id22" draw:id="id22" draw:layer="layout" svg:width="2.667cm" svg:height="1.651cm" svg:x="6.9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19" draw:style-name="gr1" draw:text-style-name="P1" xml:id="id19" draw:id="id19" draw:layer="layout" svg:width="2.667cm" svg:height="1.651cm" svg:x="16.9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20" draw:style-name="gr1" draw:text-style-name="P1" xml:id="id21" draw:id="id21" draw:layer="layout" svg:width="2.667cm" svg:height="1.651cm" svg:x="11.9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25cm" svg:height="0.725cm" svg:x="2.593cm" svg:y="2.088cm">
          <draw:text-box>
            <text:p><text:span text:style-name="T1">Foo</text:span></text:p>
          </draw:text-box>
        </draw:frame>
        <draw:frame draw:style-name="gr10" draw:text-style-name="P3" draw:layer="layout" svg:width="1.241cm" svg:height="0.725cm" svg:x="12.593cm" svg:y="2.089cm">
          <draw:text-box>
            <text:p><text:span text:style-name="T1">Bar</text:span></text:p>
          </draw:text-box>
        </draw:frame>
        <draw:custom-shape draw:name="aaa_ 21" draw:style-name="gr1" draw:text-style-name="P5" xml:id="id24" draw:id="id24" draw:layer="layout" svg:width="2.667cm" svg:height="1.651cm" svg:x="1.9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22" draw:style-name="gr1" draw:text-style-name="P5" xml:id="id20" draw:id="id20" draw:layer="layout" svg:width="2.667cm" svg:height="1.651cm" svg:x="11.9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6.918cm" svg:y1="4.685cm" svg:x2="14.585cm" svg:y2="4.685cm" draw:start-shape="id19" draw:start-glue-point="3" draw:end-shape="id20" draw:end-glue-point="1" svg:d="M16918 4685h-2333" svg:viewBox="0 0 2334 1">
          <text:p/>
        </draw:connector>
        <draw:connector draw:style-name="gr12" draw:text-style-name="P2" draw:layer="layout" draw:type="line" svg:x1="13.251cm" svg:y1="5.511cm" svg:x2="13.251cm" svg:y2="7.96cm" draw:start-shape="id20" draw:start-glue-point="2" draw:end-shape="id21" draw:end-glue-point="0" svg:d="M13251 5511v2449" svg:viewBox="0 0 1 2450">
          <text:p/>
        </draw:connector>
        <draw:connector draw:style-name="gr12" draw:text-style-name="P2" draw:layer="layout" draw:type="line" svg:x1="11.918cm" svg:y1="4.685cm" svg:x2="9.585cm" svg:y2="4.685cm" draw:start-shape="id20" draw:start-glue-point="3" draw:end-shape="id22" draw:end-glue-point="1" svg:d="M11918 4685h-2333" svg:viewBox="0 0 2334 1">
          <text:p/>
        </draw:connector>
        <draw:connector draw:style-name="gr12" draw:text-style-name="P2" draw:layer="layout" draw:type="line" svg:x1="8.251cm" svg:y1="5.511cm" svg:x2="11.918cm" svg:y2="8.785cm" draw:start-shape="id22" draw:start-glue-point="2" draw:end-shape="id21" draw:end-glue-point="3" svg:d="M8251 5511l3667 3274" svg:viewBox="0 0 3668 3275">
          <text:p/>
        </draw:connector>
        <draw:connector draw:style-name="gr12" draw:text-style-name="P2" draw:layer="layout" draw:type="line" svg:x1="4.564cm" svg:y1="8.791cm" svg:x2="8.251cm" svg:y2="5.511cm" draw:start-shape="id23" draw:start-glue-point="1" draw:end-shape="id22" draw:end-glue-point="2" svg:d="M4564 8791l3687-3280" svg:viewBox="0 0 3688 3281">
          <text:p/>
        </draw:connector>
        <draw:connector draw:style-name="gr12" draw:text-style-name="P2" draw:layer="layout" draw:type="line" svg:x1="4.585cm" svg:y1="4.685cm" svg:x2="6.918cm" svg:y2="4.685cm" draw:start-shape="id24" draw:start-glue-point="1" draw:end-shape="id22" draw:end-glue-point="3" svg:d="M4585 4685h2333" svg:viewBox="0 0 2334 1">
          <text:p/>
        </draw:connector>
        <draw:connector draw:style-name="gr12" draw:text-style-name="P2" draw:layer="layout" draw:type="line" svg:x1="3.23cm" svg:y1="7.966cm" svg:x2="3.251cm" svg:y2="5.511cm" draw:start-shape="id23" draw:start-glue-point="0" draw:end-shape="id24" draw:end-glue-point="2" svg:d="M3230 7966l21-2455" svg:viewBox="0 0 22 2456">
          <text:p/>
        </draw:connector>
        <draw:connector draw:style-name="gr12" draw:text-style-name="P4" draw:layer="layout" draw:type="line" svg:x1="18.251cm" svg:y1="5.511cm" svg:x2="14.585cm" svg:y2="8.785cm" draw:start-shape="id19" draw:start-glue-point="2" draw:end-shape="id21" draw:end-glue-point="1" svg:d="M18251 5511l-3666 3274" svg:viewBox="0 0 3667 3275">
          <text:p/>
        </draw:connector>
        <draw:frame draw:style-name="gr10" draw:text-style-name="P3" draw:layer="layout" svg:width="2.119cm" svg:height="0.725cm" svg:x="14.594cm" svg:y="6.49cm">
          <draw:text-box>
            <text:p><text:span text:style-name="T1">manage</text:span></text:p>
          </draw:text-box>
        </draw:frame>
        <draw:frame draw:style-name="gr10" draw:text-style-name="P3" draw:layer="layout" svg:width="1.826cm" svg:height="0.725cm" svg:x="14.995cm" svg:y="3.991cm">
          <draw:text-box>
            <text:p><text:span text:style-name="T1">control</text:span></text:p>
          </draw:text-box>
        </draw:frame>
        <draw:frame draw:style-name="gr10" draw:text-style-name="P3" draw:layer="layout" svg:width="1.9cm" svg:height="0.725cm" svg:x="11.495cm" svg:y="6.4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7.795cm" svg:y="6.491cm">
          <draw:text-box>
            <text:p><text:span text:style-name="T1">access</text:span></text:p>
          </draw:text-box>
        </draw:frame>
        <draw:frame draw:style-name="gr10" draw:text-style-name="P3" draw:layer="layout" svg:width="1.269cm" svg:height="0.725cm" svg:x="5.395cm" svg:y="6.491cm">
          <draw:text-box>
            <text:p><text:span text:style-name="T1">use</text:span></text:p>
          </draw:text-box>
        </draw:frame>
        <draw:frame draw:style-name="gr10" draw:text-style-name="P3" draw:layer="layout" svg:width="2.31cm" svg:height="0.725cm" svg:x="9.796cm" svg:y="3.992cm">
          <draw:text-box>
            <text:p><text:span text:style-name="T1">authorize</text:span></text:p>
          </draw:text-box>
        </draw:frame>
        <draw:frame draw:style-name="gr10" draw:text-style-name="P3" draw:layer="layout" svg:width="2.856cm" svg:height="0.725cm" svg:x="0.495cm" svg:y="6.491cm">
          <draw:text-box>
            <text:p><text:span text:style-name="T1">authenticate</text:span></text:p>
          </draw:text-box>
        </draw:frame>
        <draw:frame draw:style-name="gr10" draw:text-style-name="P3" draw:layer="layout" svg:width="2.31cm" svg:height="0.725cm" svg:x="4.596cm" svg:y="3.993cm">
          <draw:text-box>
            <text:p><text:span text:style-name="T1">delegate</text:span></text:p>
          </draw:text-box>
        </draw:frame>
      </draw:page>
      <draw:page draw:name="page5" draw:style-name="dp1" draw:master-page-name="Default">
        <draw:custom-shape draw:name="aaa 4" draw:style-name="gr1" draw:text-style-name="P1" xml:id="id25" draw:id="id25" draw:layer="layout" svg:width="2.667cm" svg:height="1.651cm" svg:x="0.5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6" draw:style-name="gr1" draw:text-style-name="P1" xml:id="id27" draw:id="id27" draw:layer="layout" svg:width="2.667cm" svg:height="1.651cm" svg:x="5.6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7" draw:style-name="gr1" draw:text-style-name="P1" xml:id="id29" draw:id="id29" draw:layer="layout" svg:width="2.667cm" svg:height="1.651cm" svg:x="15.6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23" draw:style-name="gr1" draw:text-style-name="P1" xml:id="id30" draw:id="id30" draw:layer="layout" svg:width="2.667cm" svg:height="1.651cm" svg:x="10.6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.93cm" svg:y1="7.966cm" svg:x2="1.951cm" svg:y2="5.511cm" draw:start-shape="id25" draw:start-glue-point="0" draw:end-shape="id26" draw:end-glue-point="2" svg:d="M1930 7966l21-2455" svg:viewBox="0 0 22 2456">
          <text:p/>
        </draw:connector>
        <draw:connector draw:style-name="gr3" draw:text-style-name="P2" draw:layer="layout" draw:type="line" svg:x1="3.285cm" svg:y1="4.685cm" svg:x2="5.618cm" svg:y2="4.685cm" draw:start-shape="id26" draw:start-glue-point="1" draw:end-shape="id27" draw:end-glue-point="3" svg:d="M3285 4685h2333" svg:viewBox="0 0 2334 1">
          <text:p/>
        </draw:connector>
        <draw:connector draw:style-name="gr4" draw:text-style-name="P2" draw:layer="layout" draw:type="line" svg:x1="8.285cm" svg:y1="4.685cm" svg:x2="10.618cm" svg:y2="4.685cm" draw:start-shape="id27" draw:start-glue-point="1" draw:end-shape="id28" draw:end-glue-point="3" svg:d="M8285 4685h2333" svg:viewBox="0 0 2334 1">
          <text:p/>
        </draw:connector>
        <draw:connector draw:style-name="gr5" draw:text-style-name="P2" draw:layer="layout" draw:type="line" svg:x1="13.285cm" svg:y1="4.685cm" svg:x2="15.618cm" svg:y2="4.685cm" draw:start-shape="id28" draw:start-glue-point="1" draw:end-shape="id29" draw:end-glue-point="3" svg:d="M13285 4685h2333" svg:viewBox="0 0 2334 1">
          <text:p/>
        </draw:connector>
        <draw:connector draw:style-name="gr6" draw:text-style-name="P2" draw:layer="layout" draw:type="line" svg:x1="11.951cm" svg:y1="5.511cm" svg:x2="11.951cm" svg:y2="7.96cm" draw:start-shape="id28" draw:start-glue-point="2" draw:end-shape="id30" draw:end-glue-point="0" svg:d="M11951 5511v2449" svg:viewBox="0 0 1 2450">
          <text:p/>
        </draw:connector>
        <draw:connector draw:style-name="gr7" draw:text-style-name="P2" draw:layer="layout" draw:type="line" svg:x1="6.951cm" svg:y1="5.511cm" svg:x2="10.618cm" svg:y2="8.785cm" draw:start-shape="id27" draw:start-glue-point="2" draw:end-shape="id30" draw:end-glue-point="3" svg:d="M6951 5511l3667 3274" svg:viewBox="0 0 3668 3275">
          <text:p/>
        </draw:connector>
        <draw:connector draw:style-name="gr8" draw:text-style-name="P2" draw:layer="layout" draw:type="line" svg:x1="16.951cm" svg:y1="5.511cm" svg:x2="13.285cm" svg:y2="8.785cm" draw:start-shape="id29" draw:start-glue-point="2" draw:end-shape="id30" draw:end-glue-point="1" svg:d="M16951 5511l-3666 3274" svg:viewBox="0 0 3667 3275">
          <text:p/>
        </draw:connector>
        <draw:frame draw:style-name="gr10" draw:text-style-name="P3" draw:layer="layout" svg:width="1.25cm" svg:height="0.725cm" svg:x="1.293cm" svg:y="2.088cm">
          <draw:text-box>
            <text:p><text:span text:style-name="T1">Foo</text:span></text:p>
          </draw:text-box>
        </draw:frame>
        <draw:frame draw:style-name="gr10" draw:text-style-name="P3" draw:layer="layout" svg:width="1.241cm" svg:height="0.725cm" svg:x="11.293cm" svg:y="2.089cm">
          <draw:text-box>
            <text:p><text:span text:style-name="T1">Bar</text:span></text:p>
          </draw:text-box>
        </draw:frame>
        <draw:connector draw:style-name="gr11" draw:text-style-name="P2" draw:layer="layout" draw:type="line" svg:x1="3.264cm" svg:y1="8.791cm" svg:x2="6.951cm" svg:y2="5.511cm" draw:start-shape="id25" draw:start-glue-point="1" draw:end-shape="id27" draw:end-glue-point="2" svg:d="M3264 8791l3687-3280" svg:viewBox="0 0 3688 3281">
          <text:p/>
        </draw:connector>
        <draw:custom-shape draw:name="aaa_ 24" draw:style-name="gr1" draw:text-style-name="P5" xml:id="id26" draw:id="id26" draw:layer="layout" svg:width="2.667cm" svg:height="1.651cm" svg:x="0.6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25" draw:style-name="gr1" draw:text-style-name="P5" xml:id="id28" draw:id="id28" draw:layer="layout" svg:width="2.667cm" svg:height="1.651cm" svg:x="10.6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3.027cm" svg:height="0.725cm" svg:x="0.494cm" svg:y="3.089cm">
          <draw:text-box>
            <text:p><text:span text:style-name="T1">Authenticator</text:span></text:p>
          </draw:text-box>
        </draw:frame>
        <draw:frame draw:style-name="gr10" draw:text-style-name="P3" draw:layer="layout" svg:width="2.209cm" svg:height="0.725cm" svg:x="5.895cm" svg:y="3.09cm">
          <draw:text-box>
            <text:p><text:span text:style-name="T1">Claimant</text:span></text:p>
          </draw:text-box>
        </draw:frame>
        <draw:frame draw:style-name="gr10" draw:text-style-name="P3" draw:layer="layout" svg:width="1.915cm" svg:height="0.725cm" svg:x="10.996cm" svg:y="3.091cm">
          <draw:text-box>
            <text:p><text:span text:style-name="T1">Verifier</text:span></text:p>
          </draw:text-box>
        </draw:frame>
      </draw:page>
      <draw:page draw:name="page6" draw:style-name="dp1" draw:master-page-name="Default">
        <draw:custom-shape draw:name="aaa 5" draw:style-name="gr1" draw:text-style-name="P1" xml:id="id35" draw:id="id35" draw:layer="layout" svg:width="2.667cm" svg:height="1.651cm" svg:x="1.8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26" draw:style-name="gr1" draw:text-style-name="P1" xml:id="id34" draw:id="id34" draw:layer="layout" svg:width="2.667cm" svg:height="1.651cm" svg:x="6.9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27" draw:style-name="gr1" draw:text-style-name="P1" xml:id="id31" draw:id="id31" draw:layer="layout" svg:width="2.667cm" svg:height="1.651cm" svg:x="16.9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28" draw:style-name="gr1" draw:text-style-name="P1" xml:id="id33" draw:id="id33" draw:layer="layout" svg:width="2.667cm" svg:height="1.651cm" svg:x="11.9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25cm" svg:height="0.725cm" svg:x="2.593cm" svg:y="1.288cm">
          <draw:text-box>
            <text:p><text:span text:style-name="T1">Foo</text:span></text:p>
          </draw:text-box>
        </draw:frame>
        <draw:frame draw:style-name="gr10" draw:text-style-name="P3" draw:layer="layout" svg:width="1.241cm" svg:height="0.725cm" svg:x="12.593cm" svg:y="1.289cm">
          <draw:text-box>
            <text:p><text:span text:style-name="T1">Bar</text:span></text:p>
          </draw:text-box>
        </draw:frame>
        <draw:custom-shape draw:name="aaa_ 29" draw:style-name="gr1" draw:text-style-name="P5" xml:id="id36" draw:id="id36" draw:layer="layout" svg:width="2.667cm" svg:height="1.651cm" svg:x="1.918cm" svg:y="3.8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type="rectangle" draw:enhanced-path="M 0 0 L 21600 0 21600 21600 0 21600 0 0 Z N"/>
        </draw:custom-shape>
        <draw:custom-shape draw:name="aaa_ 30" draw:style-name="gr1" draw:text-style-name="P5" xml:id="id32" draw:id="id32" draw:layer="layout" svg:width="2.667cm" svg:height="1.651cm" svg:x="11.918cm" svg:y="3.86cm">
          <text:p text:style-name="P5"><text:span text:style-name="T2">AS RO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6.918cm" svg:y1="4.685cm" svg:x2="14.585cm" svg:y2="4.685cm" draw:start-shape="id31" draw:start-glue-point="3" draw:end-shape="id32" draw:end-glue-point="1" svg:d="M16918 4685h-2333" svg:viewBox="0 0 2334 1">
          <text:p/>
        </draw:connector>
        <draw:connector draw:style-name="gr12" draw:text-style-name="P2" draw:layer="layout" draw:type="line" svg:x1="13.251cm" svg:y1="5.511cm" svg:x2="13.251cm" svg:y2="7.96cm" draw:start-shape="id32" draw:start-glue-point="2" draw:end-shape="id33" draw:end-glue-point="0" svg:d="M13251 5511v2449" svg:viewBox="0 0 1 2450">
          <text:p/>
        </draw:connector>
        <draw:connector draw:style-name="gr12" draw:text-style-name="P2" draw:layer="layout" draw:type="line" svg:x1="11.918cm" svg:y1="4.685cm" svg:x2="9.585cm" svg:y2="4.685cm" draw:start-shape="id32" draw:start-glue-point="3" draw:end-shape="id34" draw:end-glue-point="1" svg:d="M11918 4685h-2333" svg:viewBox="0 0 2334 1">
          <text:p/>
        </draw:connector>
        <draw:connector draw:style-name="gr12" draw:text-style-name="P2" draw:layer="layout" draw:type="line" svg:x1="8.251cm" svg:y1="5.511cm" svg:x2="11.918cm" svg:y2="8.785cm" draw:start-shape="id34" draw:start-glue-point="2" draw:end-shape="id33" draw:end-glue-point="3" svg:d="M8251 5511l3667 3274" svg:viewBox="0 0 3668 3275">
          <text:p/>
        </draw:connector>
        <draw:connector draw:style-name="gr12" draw:text-style-name="P2" draw:layer="layout" draw:type="line" svg:x1="4.564cm" svg:y1="8.791cm" svg:x2="8.251cm" svg:y2="5.511cm" draw:start-shape="id35" draw:start-glue-point="1" draw:end-shape="id34" draw:end-glue-point="2" svg:d="M4564 8791l3687-3280" svg:viewBox="0 0 3688 3281">
          <text:p/>
        </draw:connector>
        <draw:connector draw:style-name="gr12" draw:text-style-name="P2" draw:layer="layout" draw:type="line" svg:x1="4.585cm" svg:y1="4.685cm" svg:x2="6.918cm" svg:y2="4.685cm" draw:start-shape="id36" draw:start-glue-point="1" draw:end-shape="id34" draw:end-glue-point="3" svg:d="M4585 4685h2333" svg:viewBox="0 0 2334 1">
          <text:p/>
        </draw:connector>
        <draw:connector draw:style-name="gr12" draw:text-style-name="P2" draw:layer="layout" draw:type="line" svg:x1="3.23cm" svg:y1="7.966cm" svg:x2="3.251cm" svg:y2="5.511cm" draw:start-shape="id35" draw:start-glue-point="0" draw:end-shape="id36" draw:end-glue-point="2" svg:d="M3230 7966l21-2455" svg:viewBox="0 0 22 2456">
          <text:p/>
        </draw:connector>
        <draw:connector draw:style-name="gr12" draw:text-style-name="P4" draw:layer="layout" draw:type="line" svg:x1="18.251cm" svg:y1="5.511cm" svg:x2="14.585cm" svg:y2="8.785cm" draw:start-shape="id31" draw:start-glue-point="2" draw:end-shape="id33" draw:end-glue-point="1" svg:d="M18251 5511l-3666 3274" svg:viewBox="0 0 3667 3275">
          <text:p/>
        </draw:connector>
        <draw:frame draw:style-name="gr10" draw:text-style-name="P3" draw:layer="layout" svg:width="2.119cm" svg:height="0.725cm" svg:x="14.594cm" svg:y="6.49cm">
          <draw:text-box>
            <text:p><text:span text:style-name="T1">manage</text:span></text:p>
          </draw:text-box>
        </draw:frame>
        <draw:frame draw:style-name="gr10" draw:text-style-name="P3" draw:layer="layout" svg:width="1.826cm" svg:height="0.725cm" svg:x="14.995cm" svg:y="3.991cm">
          <draw:text-box>
            <text:p><text:span text:style-name="T1">control</text:span></text:p>
          </draw:text-box>
        </draw:frame>
        <draw:frame draw:style-name="gr10" draw:text-style-name="P3" draw:layer="layout" svg:width="1.9cm" svg:height="0.725cm" svg:x="11.495cm" svg:y="6.4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7.795cm" svg:y="6.491cm">
          <draw:text-box>
            <text:p><text:span text:style-name="T1">access</text:span></text:p>
          </draw:text-box>
        </draw:frame>
        <draw:frame draw:style-name="gr10" draw:text-style-name="P3" draw:layer="layout" svg:width="1.269cm" svg:height="0.725cm" svg:x="5.395cm" svg:y="6.491cm">
          <draw:text-box>
            <text:p><text:span text:style-name="T1">use</text:span></text:p>
          </draw:text-box>
        </draw:frame>
        <draw:frame draw:style-name="gr10" draw:text-style-name="P3" draw:layer="layout" svg:width="2.31cm" svg:height="0.725cm" svg:x="9.796cm" svg:y="3.992cm">
          <draw:text-box>
            <text:p><text:span text:style-name="T1">authorize</text:span></text:p>
          </draw:text-box>
        </draw:frame>
        <draw:frame draw:style-name="gr10" draw:text-style-name="P3" draw:layer="layout" svg:width="2.856cm" svg:height="0.725cm" svg:x="0.495cm" svg:y="6.491cm">
          <draw:text-box>
            <text:p><text:span text:style-name="T1">authenticate</text:span></text:p>
          </draw:text-box>
        </draw:frame>
        <draw:frame draw:style-name="gr10" draw:text-style-name="P3" draw:layer="layout" svg:width="2.31cm" svg:height="0.725cm" svg:x="4.596cm" svg:y="3.993cm">
          <draw:text-box>
            <text:p><text:span text:style-name="T1">delegate</text:span></text:p>
          </draw:text-box>
        </draw:frame>
        <draw:frame draw:style-name="gr10" draw:text-style-name="P3" draw:layer="layout" svg:width="3.027cm" svg:height="0.725cm" svg:x="1.795cm" svg:y="2.79cm">
          <draw:text-box>
            <text:p><text:span text:style-name="T1">Authenticator</text:span></text:p>
          </draw:text-box>
        </draw:frame>
        <draw:frame draw:style-name="gr10" draw:text-style-name="P3" draw:layer="layout" svg:width="2.209cm" svg:height="0.725cm" svg:x="7.196cm" svg:y="2.791cm">
          <draw:text-box>
            <text:p><text:span text:style-name="T1">Claimant</text:span></text:p>
          </draw:text-box>
        </draw:frame>
        <draw:frame draw:style-name="gr10" draw:text-style-name="P3" draw:layer="layout" svg:width="1.915cm" svg:height="0.725cm" svg:x="12.297cm" svg:y="2.792cm">
          <draw:text-box>
            <text:p><text:span text:style-name="T1">Verifier</text:span></text:p>
          </draw:text-box>
        </draw:frame>
      </draw:page>
      <draw:page draw:name="page7" draw:style-name="dp1" draw:master-page-name="Default">
        <draw:custom-shape draw:name="aaa 6" draw:style-name="gr1" draw:text-style-name="P1" xml:id="id41" draw:id="id41" draw:layer="layout" svg:width="2.667cm" svg:height="1.651cm" svg:x="1.8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32" draw:style-name="gr1" draw:text-style-name="P1" xml:id="id40" draw:id="id40" draw:layer="layout" svg:width="2.667cm" svg:height="1.651cm" svg:x="6.9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33" draw:style-name="gr1" draw:text-style-name="P1" xml:id="id37" draw:id="id37" draw:layer="layout" svg:width="2.667cm" svg:height="1.651cm" svg:x="16.9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36" draw:style-name="gr1" draw:text-style-name="P1" xml:id="id39" draw:id="id39" draw:layer="layout" svg:width="2.667cm" svg:height="1.651cm" svg:x="11.9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25cm" svg:height="0.725cm" svg:x="2.593cm" svg:y="1.288cm">
          <draw:text-box>
            <text:p><text:span text:style-name="T1">Foo</text:span></text:p>
          </draw:text-box>
        </draw:frame>
        <draw:frame draw:style-name="gr10" draw:text-style-name="P3" draw:layer="layout" svg:width="1.241cm" svg:height="0.725cm" svg:x="12.593cm" svg:y="1.289cm">
          <draw:text-box>
            <text:p><text:span text:style-name="T1">Bar</text:span></text:p>
          </draw:text-box>
        </draw:frame>
        <draw:custom-shape draw:name="aaa_ 37" draw:style-name="gr1" draw:text-style-name="P5" xml:id="id42" draw:id="id42" draw:layer="layout" svg:width="2.667cm" svg:height="1.651cm" svg:x="1.918cm" svg:y="3.8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type="rectangle" draw:enhanced-path="M 0 0 L 21600 0 21600 21600 0 21600 0 0 Z N"/>
        </draw:custom-shape>
        <draw:custom-shape draw:name="aaa_ 38" draw:style-name="gr1" draw:text-style-name="P5" xml:id="id38" draw:id="id38" draw:layer="layout" svg:width="2.667cm" svg:height="1.651cm" svg:x="11.918cm" svg:y="3.86cm">
          <text:p text:style-name="P5"><text:span text:style-name="T2">AS RO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6.918cm" svg:y1="4.685cm" svg:x2="14.585cm" svg:y2="4.685cm" draw:start-shape="id37" draw:start-glue-point="3" draw:end-shape="id38" draw:end-glue-point="1" svg:d="M16918 4685h-2333" svg:viewBox="0 0 2334 1">
          <text:p/>
        </draw:connector>
        <draw:connector draw:style-name="gr12" draw:text-style-name="P2" draw:layer="layout" draw:type="line" svg:x1="13.251cm" svg:y1="5.511cm" svg:x2="13.251cm" svg:y2="7.96cm" draw:start-shape="id38" draw:start-glue-point="2" draw:end-shape="id39" draw:end-glue-point="0" svg:d="M13251 5511v2449" svg:viewBox="0 0 1 2450">
          <text:p/>
        </draw:connector>
        <draw:connector draw:style-name="gr12" draw:text-style-name="P2" draw:layer="layout" draw:type="line" svg:x1="11.918cm" svg:y1="4.685cm" svg:x2="9.585cm" svg:y2="4.685cm" draw:start-shape="id38" draw:start-glue-point="3" draw:end-shape="id40" draw:end-glue-point="1" svg:d="M11918 4685h-2333" svg:viewBox="0 0 2334 1">
          <text:p/>
        </draw:connector>
        <draw:connector draw:style-name="gr12" draw:text-style-name="P2" draw:layer="layout" draw:type="line" svg:x1="8.251cm" svg:y1="5.511cm" svg:x2="11.918cm" svg:y2="8.785cm" draw:start-shape="id40" draw:start-glue-point="2" draw:end-shape="id39" draw:end-glue-point="3" svg:d="M8251 5511l3667 3274" svg:viewBox="0 0 3668 3275">
          <text:p/>
        </draw:connector>
        <draw:connector draw:style-name="gr12" draw:text-style-name="P2" draw:layer="layout" draw:type="line" svg:x1="4.564cm" svg:y1="8.791cm" svg:x2="8.251cm" svg:y2="5.511cm" draw:start-shape="id41" draw:start-glue-point="1" draw:end-shape="id40" draw:end-glue-point="2" svg:d="M4564 8791l3687-3280" svg:viewBox="0 0 3688 3281">
          <text:p/>
        </draw:connector>
        <draw:connector draw:style-name="gr12" draw:text-style-name="P2" draw:layer="layout" draw:type="line" svg:x1="4.585cm" svg:y1="4.685cm" svg:x2="6.918cm" svg:y2="4.685cm" draw:start-shape="id42" draw:start-glue-point="1" draw:end-shape="id40" draw:end-glue-point="3" svg:d="M4585 4685h2333" svg:viewBox="0 0 2334 1">
          <text:p/>
        </draw:connector>
        <draw:connector draw:style-name="gr12" draw:text-style-name="P2" draw:layer="layout" draw:type="line" svg:x1="3.23cm" svg:y1="7.966cm" svg:x2="3.251cm" svg:y2="5.511cm" draw:start-shape="id41" draw:start-glue-point="0" draw:end-shape="id42" draw:end-glue-point="2" svg:d="M3230 7966l21-2455" svg:viewBox="0 0 22 2456">
          <text:p/>
        </draw:connector>
        <draw:connector draw:style-name="gr12" draw:text-style-name="P4" draw:layer="layout" draw:type="line" svg:x1="18.251cm" svg:y1="5.511cm" svg:x2="14.585cm" svg:y2="8.785cm" draw:start-shape="id37" draw:start-glue-point="2" draw:end-shape="id39" draw:end-glue-point="1" svg:d="M18251 5511l-3666 3274" svg:viewBox="0 0 3667 3275">
          <text:p/>
        </draw:connector>
        <draw:frame draw:style-name="gr10" draw:text-style-name="P3" draw:layer="layout" svg:width="2.119cm" svg:height="0.725cm" svg:x="14.594cm" svg:y="6.49cm">
          <draw:text-box>
            <text:p><text:span text:style-name="T1">manage</text:span></text:p>
          </draw:text-box>
        </draw:frame>
        <draw:frame draw:style-name="gr10" draw:text-style-name="P3" draw:layer="layout" svg:width="1.826cm" svg:height="0.725cm" svg:x="14.995cm" svg:y="3.991cm">
          <draw:text-box>
            <text:p><text:span text:style-name="T1">control</text:span></text:p>
          </draw:text-box>
        </draw:frame>
        <draw:frame draw:style-name="gr10" draw:text-style-name="P3" draw:layer="layout" svg:width="1.9cm" svg:height="0.725cm" svg:x="11.495cm" svg:y="6.4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7.795cm" svg:y="6.491cm">
          <draw:text-box>
            <text:p><text:span text:style-name="T1">access</text:span></text:p>
          </draw:text-box>
        </draw:frame>
        <draw:frame draw:style-name="gr10" draw:text-style-name="P3" draw:layer="layout" svg:width="1.269cm" svg:height="0.725cm" svg:x="5.395cm" svg:y="6.491cm">
          <draw:text-box>
            <text:p><text:span text:style-name="T1">use</text:span></text:p>
          </draw:text-box>
        </draw:frame>
        <draw:frame draw:style-name="gr10" draw:text-style-name="P3" draw:layer="layout" svg:width="2.31cm" svg:height="0.725cm" svg:x="9.796cm" svg:y="3.992cm">
          <draw:text-box>
            <text:p><text:span text:style-name="T1">authorize</text:span></text:p>
          </draw:text-box>
        </draw:frame>
        <draw:frame draw:style-name="gr10" draw:text-style-name="P3" draw:layer="layout" svg:width="2.856cm" svg:height="0.725cm" svg:x="0.495cm" svg:y="6.491cm">
          <draw:text-box>
            <text:p><text:span text:style-name="T1">authenticate</text:span></text:p>
          </draw:text-box>
        </draw:frame>
        <draw:frame draw:style-name="gr10" draw:text-style-name="P3" draw:layer="layout" svg:width="2.31cm" svg:height="0.725cm" svg:x="4.596cm" svg:y="3.993cm">
          <draw:text-box>
            <text:p><text:span text:style-name="T1">delegate</text:span></text:p>
          </draw:text-box>
        </draw:frame>
      </draw:page>
      <draw:page draw:name="page8" draw:style-name="dp1" draw:master-page-name="Default">
        <draw:custom-shape draw:name="aaa_ 31" draw:style-name="gr1" draw:text-style-name="P1" xml:id="id44" draw:id="id44" draw:layer="layout" svg:width="2.667cm" svg:height="1.651cm" svg:x="8.818cm" svg:y="4.7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25cm" svg:height="0.725cm" svg:x="1.893cm" svg:y="1.388cm">
          <draw:text-box>
            <text:p><text:span text:style-name="T1">Foo</text:span></text:p>
          </draw:text-box>
        </draw:frame>
        <draw:frame draw:style-name="gr10" draw:text-style-name="P3" draw:layer="layout" svg:width="1.241cm" svg:height="0.725cm" svg:x="17.093cm" svg:y="1.389cm">
          <draw:text-box>
            <text:p><text:span text:style-name="T1">Bar</text:span></text:p>
          </draw:text-box>
        </draw:frame>
        <draw:custom-shape draw:name="aaa_ 34" draw:style-name="gr1" draw:text-style-name="P5" draw:layer="layout" svg:width="2.667cm" svg:height="1.651cm" svg:x="1.218cm" svg:y="4.7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aa_ 35" draw:style-name="gr1" draw:text-style-name="P5" xml:id="id43" draw:id="id43" draw:layer="layout" svg:width="2.667cm" svg:height="1.651cm" svg:x="16.418cm" svg:y="4.76cm">
          <text:p text:style-name="P5"><text:span text:style-name="T2">AS RO</text:span></text:p>
          <text:p text:style-name="P5"><text:span text:style-name="T2">+</text:span></text:p>
          <text:p text:style-name="P5"><text:span text:style-name="T2">RS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3.027cm" svg:height="0.725cm" svg:x="1.095cm" svg:y="3.99cm">
          <draw:text-box>
            <text:p><text:span text:style-name="T1">Authenticator</text:span></text:p>
          </draw:text-box>
        </draw:frame>
        <draw:frame draw:style-name="gr10" draw:text-style-name="P3" draw:layer="layout" svg:width="2.209cm" svg:height="0.725cm" svg:x="9.096cm" svg:y="3.991cm">
          <draw:text-box>
            <text:p><text:span text:style-name="T1">Claimant</text:span></text:p>
          </draw:text-box>
        </draw:frame>
        <draw:frame draw:style-name="gr10" draw:text-style-name="P3" draw:layer="layout" svg:width="1.915cm" svg:height="0.725cm" svg:x="16.797cm" svg:y="3.992cm">
          <draw:text-box>
            <text:p><text:span text:style-name="T1">Verifier</text:span></text:p>
          </draw:text-box>
        </draw:frame>
        <draw:path draw:style-name="gr17" draw:text-style-name="P2" draw:layer="layout" svg:width="4.932cm" svg:height="1.415cm" svg:x="11.485cm" svg:y="3.675cm" svg:viewBox="0 0 4933 1416" svg:d="M0 1310c1580-1826 3485-1699 4933 106">
          <text:p/>
        </draw:path>
        <draw:frame draw:style-name="gr18" draw:text-style-name="P7" draw:layer="layout" svg:width="3.219cm" svg:height="1.199cm" svg:x="12.397cm" svg:y="2.392cm">
          <draw:text-box>
            <text:p text:style-name="P6"><text:span text:style-name="T1">1. Claimant</text:span></text:p>
            <text:p text:style-name="P6"><text:span text:style-name="T1">selects verifier</text:span></text:p>
          </draw:text-box>
        </draw:frame>
        <draw:frame draw:style-name="gr18" draw:text-style-name="P7" draw:layer="layout" svg:width="2.753cm" svg:height="1.199cm" svg:x="12.698cm" svg:y="4.393cm">
          <draw:text-box>
            <text:p text:style-name="P6"><text:span text:style-name="T1">3. Verifier</text:span></text:p>
            <text:p text:style-name="P6"><text:span text:style-name="T1">sends ticket</text:span></text:p>
          </draw:text-box>
        </draw:frame>
        <draw:frame draw:style-name="gr18" draw:text-style-name="P7" draw:layer="layout" svg:width="3.045cm" svg:height="1.199cm" svg:x="16.1cm" svg:y="6.594cm">
          <draw:text-box>
            <text:p text:style-name="P6"><text:span text:style-name="T1">2. Verifier</text:span></text:p>
            <text:p text:style-name="P6"><text:span text:style-name="T1">creates ticket</text:span></text:p>
          </draw:text-box>
        </draw:frame>
        <draw:connector draw:style-name="gr17" draw:text-style-name="P2" draw:layer="layout" draw:type="line" svg:x1="16.418cm" svg:y1="5.585cm" svg:x2="11.485cm" svg:y2="5.585cm" draw:start-shape="id43" draw:start-glue-point="3" draw:end-shape="id44" draw:end-glue-point="1" svg:d="M16418 5585h-4933" svg:viewBox="0 0 4934 1">
          <text:p/>
        </draw:connector>
        <draw:path draw:style-name="gr17" draw:text-style-name="P2" draw:layer="layout" svg:width="4.932cm" svg:height="1.351cm" svg:x="11.485cm" svg:y="6.185cm" svg:viewBox="0 0 4933 1352" svg:d="M0 0c818 1673 3739 1927 4933 0">
          <text:p/>
        </draw:path>
        <draw:frame draw:style-name="gr19" draw:text-style-name="P7" draw:layer="layout" svg:width="4.168cm" svg:height="1.673cm" svg:x="11.999cm" svg:y="5.594cm">
          <draw:text-box>
            <text:p text:style-name="P6"><text:span text:style-name="T1">8. Claimant</text:span></text:p>
            <text:p text:style-name="P6"><text:span text:style-name="T1">sends ticket and signed ticket hash</text:span></text:p>
          </draw:text-box>
        </draw:frame>
        <draw:path draw:style-name="gr17" draw:text-style-name="P2" draw:layer="layout" svg:width="4.896cm" svg:height="1.282cm" draw:transform="rotate (-3.14159265358979) translate (8.818cm 5.018cm)" svg:viewBox="0 0 4897 1283" svg:d="M0 33c1341 1672 3500 1672 4897-33">
          <text:p/>
        </draw:path>
        <draw:path draw:style-name="gr17" draw:text-style-name="P2" draw:layer="layout" svg:width="4.932cm" svg:height="1.302cm" svg:x="3.885cm" svg:y="6.185cm" svg:viewBox="0 0 4933 1303" svg:d="M0 0c1179 1673 3592 1800 4933 0">
          <text:p/>
        </draw:path>
        <draw:frame draw:style-name="gr18" draw:text-style-name="P7" draw:layer="layout" svg:width="4.003cm" svg:height="1.199cm" svg:x="4.498cm" svg:y="2.393cm">
          <draw:text-box>
            <text:p text:style-name="P6"><text:span text:style-name="T1">5. Claimant sends</text:span></text:p>
            <text:p text:style-name="P6"><text:span text:style-name="T1">ticket hash</text:span></text:p>
          </draw:text-box>
        </draw:frame>
        <draw:frame draw:style-name="gr18" draw:text-style-name="P7" draw:layer="layout" svg:width="4.009cm" svg:height="1.199cm" svg:x="0.801cm" svg:y="6.595cm">
          <draw:text-box>
            <text:p text:style-name="P6"><text:span text:style-name="T1">6. Authenticator</text:span></text:p>
            <text:p text:style-name="P6"><text:span text:style-name="T1">signes ticket hash</text:span></text:p>
          </draw:text-box>
        </draw:frame>
        <draw:frame draw:style-name="gr19" draw:text-style-name="P7" draw:layer="layout" svg:width="3.54cm" svg:height="1.673cm" svg:x="4.699cm" svg:y="5.595cm">
          <draw:text-box>
            <text:p text:style-name="P6"><text:span text:style-name="T1">7. Authenticator</text:span></text:p>
            <text:p text:style-name="P6"><text:span text:style-name="T1">sends signed</text:span></text:p>
            <text:p text:style-name="P6"><text:span text:style-name="T1">ticket hash</text:span></text:p>
          </draw:text-box>
        </draw:frame>
        <draw:frame draw:style-name="gr20" draw:text-style-name="P7" draw:layer="layout" svg:width="5.137cm" svg:height="1.797cm" svg:x="14.908cm" svg:y="7.795cm">
          <draw:text-box>
            <text:p text:style-name="P6"><text:span text:style-name="T1">9. Verifier generates</text:span></text:p>
            <text:p text:style-name="P6"><text:span text:style-name="T1">ticket hash and verifies it with signed ticket hash</text:span></text:p>
          </draw:text-box>
        </draw:frame>
        <draw:frame draw:style-name="gr21" draw:text-style-name="P7" draw:layer="layout" svg:width="4.809cm" svg:height="1.199cm" svg:x="7.802cm" svg:y="6.896cm">
          <draw:text-box>
            <text:p text:style-name="P6"><text:span text:style-name="T1">4. Claimant generates</text:span></text:p>
            <text:p text:style-name="P6"><text:span text:style-name="T1">ticket hash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stroke-dash draw:name="Dashed_20__28_var_29__20_5" draw:display-name="Dashed (var) 5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1" draw:gradient-step-count="0" draw:textarea-vertical-align="middle" draw:auto-grow-width="true" draw:fit-to-contour="false" fo:padding-top="0cm" fo:padding-bottom="0cm" fo:padding-left="0cm" fo:padding-right="0cm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.345cm" fo:page-height="10.5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0-07-26T12:10:57.186854850</meta:creation-date>
    <dc:date>2021-09-28T13:42:58.034537053</dc:date>
    <dc:creator>Igor Zboran</dc:creator>
    <meta:editing-duration>P6DT14H9M10S</meta:editing-duration>
    <meta:editing-cycles>558</meta:editing-cycles>
    <meta:generator>LibreOffice/7.2.0.4$Linux_X86_64 LibreOffice_project/ce769e3009755dcf0082844e386f5dca4c8ecb2f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175"/>
  </office:meta>
</office:document-meta>
</file>